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4"/>
          <table:table-cell table:style-name="ce3" office:value-type="string" calcext:value-type="string">
            <text:p>activity</text:p>
          </table:table-cell>
          <table:table-cell table:style-name="ce3" table:number-columns-repeated="2"/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5"/>
          <table:table-cell table:style-name="ce3" office:value-type="string" calcext:value-type="string">
            <text:p>alarm</text:p>
          </table:table-cell>
          <table:table-cell table:style-name="ce3"/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pin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etc</text:p>
          </table:table-cell>
          <table:table-cell table:style-name="ce15" office:value-type="string" calcext:value-type="string">
            <text:p>constant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dvertisement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chain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 office:value-type="string" calcext:value-type="string">
            <text:p>standar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edge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batch</text:p>
          </table:table-cell>
          <table:table-cell/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4"/>
          <table:table-cell office:value-type="string" calcext:value-type="string">
            <text:p>bit</text:p>
          </table:table-cell>
          <table:table-cell/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table:number-columns-repeated="4"/>
          <table:table-cell office:value-type="string" calcext:value-type="string">
            <text:p>box</text:p>
          </table:table-cell>
          <table:table-cell/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table:number-columns-repeated="2"/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table:number-columns-repeated="4"/>
          <table:table-cell office:value-type="string" calcext:value-type="string">
            <text:p>cabinet</text:p>
          </table:table-cell>
          <table:table-cell/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/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table:number-columns-repeated="2"/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cube</text:p>
          </table:table-cell>
          <table:table-cell/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table:number-columns-repeated="2"/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stack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4"/>
          <table:table-cell office:value-type="string" calcext:value-type="string">
            <text:p>cylinder</text:p>
          </table:table-cell>
          <table:table-cell/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entity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4"/>
          <table:table-cell office:value-type="string" calcext:value-type="string">
            <text:p>discount</text:p>
          </table:table-cell>
          <table:table-cell/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office:value-type="string" calcext:value-type="string">
            <text:p>sit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episode</text:p>
          </table:table-cell>
          <table:table-cell table:number-columns-repeated="3"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dot</text:p>
          </table:table-cell>
          <table:table-cell/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stand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agency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rid</text:p>
          </table:table-cell>
          <table:table-cell table:number-columns-repeated="4"/>
          <table:table-cell office:value-type="string" calcext:value-type="string">
            <text:p>free</text:p>
          </table:table-cell>
          <table:table-cell/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car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application</text:p>
          </table:table-cell>
          <table:table-cell table:number-columns-repeated="4"/>
          <table:table-cell office:value-type="string" calcext:value-type="string">
            <text:p>gross</text:p>
          </table:table-cell>
          <table:table-cell/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3"/>
          <table:table-cell office:value-type="string" calcext:value-type="string">
            <text:p>door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/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window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arallel</text:p>
          </table:table-cell>
          <table:table-cell/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/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3"/>
          <table:table-cell office:value-type="string" calcext:value-type="string">
            <text:p>calculate</text:p>
          </table:table-cell>
          <table:table-cell office:value-type="string" calcext:value-type="string">
            <text:p>programme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5"/>
          <table:table-cell office:value-type="string" calcext:value-type="string">
            <text:p>pyramid</text:p>
          </table:table-cell>
          <table:table-cell/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3"/>
          <table:table-cell office:value-type="string" calcext:value-type="string">
            <text:p>observe</text:p>
          </table:table-cell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table:number-columns-repeated="5"/>
          <table:table-cell office:value-type="string" calcext:value-type="string">
            <text:p>rectangle</text:p>
          </table:table-cell>
          <table:table-cell/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3"/>
          <table:table-cell office:value-type="string" calcext:value-type="string">
            <text:p>watch</text:p>
          </table:table-cell>
          <table:table-cell office:value-type="string" calcext:value-type="string">
            <text:p>quiz</text:p>
          </table:table-cell>
          <table:table-cell table:number-columns-repeated="2"/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/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remix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seed</text:p>
          </table:table-cell>
          <table:table-cell/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4"/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/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4"/>
          <table:table-cell office:value-type="string" calcext:value-type="string">
            <text:p>spor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5"/>
          <table:table-cell office:value-type="string" calcext:value-type="string">
            <text:p>sphere</text:p>
          </table:table-cell>
          <table:table-cell/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story</text:p>
          </table:table-cell>
          <table:table-cell table:number-columns-repeated="2"/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/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4"/>
          <table:table-cell office:value-type="string" calcext:value-type="string">
            <text:p>tour</text:p>
          </table:table-cell>
          <table:table-cell table:number-columns-repeated="2"/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star</text:p>
          </table:table-cell>
          <table:table-cell/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4"/>
          <table:table-cell office:value-type="string" calcext:value-type="string">
            <text:p>toy</text:p>
          </table:table-cell>
          <table:table-cell table:number-columns-repeated="2"/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/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4"/>
          <table:table-cell table:style-name="ce16" office:value-type="string" calcext:value-type="string">
            <text:p>training</text:p>
          </table:table-cell>
          <table:table-cell table:style-name="ce16" table:number-columns-repeated="2"/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5"/>
          <table:table-cell table:style-name="ce16" office:value-type="string" calcext:value-type="string">
            <text:p>total</text:p>
          </table:table-cell>
          <table:table-cell table:style-name="ce16"/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4"/>
          <table:table-cell table:style-name="ce36" office:value-type="string" calcext:value-type="string">
            <text:p>vacation</text:p>
          </table:table-cell>
          <table:table-cell table:style-name="ce36" table:number-columns-repeated="2"/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table:number-columns-repeated="5"/>
          <table:table-cell table:style-name="ce36" office:value-type="string" calcext:value-type="string">
            <text:p>triangle</text:p>
          </table:table-cell>
          <table:table-cell table:style-name="ce36"/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16354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05:05.99610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5:11:47.323884600</dc:date>
    <meta:editing-duration>PT5H29M45S</meta:editing-duration>
    <meta:editing-cycles>199</meta:editing-cycles>
    <meta:generator>LibreOffice/25.2.5.2$Windows_X86_64 LibreOffice_project/03d19516eb2e1dd5d4ccd751a0d6f35f35e08022</meta:generator>
    <meta:document-statistic meta:table-count="1" meta:cell-count="453" meta:object-count="0"/>
  </office:meta>
</office:document-meta>
</file>